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000000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556cm" svg:y1="12.7cm" svg:x2="17.272cm" svg:y2="12.7cm">
          <text:p/>
        </draw:line>
        <draw:line draw:style-name="gr1" draw:text-style-name="P1" draw:layer="layout" svg:x1="3.556cm" svg:y1="12.7cm" svg:x2="3.556cm" svg:y2="3.556cm">
          <text:p/>
        </draw:line>
        <draw:frame draw:style-name="gr2" draw:layer="layout" svg:width="1.666cm" svg:height="1.216cm" svg:x="2.794cm" svg:y="2.794cm">
          <draw:text-box>
            <text:p>E(z)</text:p>
          </draw:text-box>
        </draw:frame>
        <draw:frame draw:style-name="gr3" draw:text-style-name="P1" draw:layer="layout" svg:width="0.85cm" svg:height="0.838cm" svg:x="17.184cm" svg:y="12.8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draw:layer="layout" svg:width="0.508cm" svg:height="0.508cm" svg:x="3.356cm" svg:y="12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12cm" svg:height="0.838cm" svg:x="2.794cm" svg:y="13.13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3.556cm" svg:y1="12.7cm" svg:x2="10.922cm" svg:y2="5.334cm">
          <text:p/>
        </draw:line>
        <draw:line draw:style-name="gr1" draw:text-style-name="P1" draw:layer="layout" svg:x1="3.556cm" svg:y1="12.7cm" svg:x2="14.986cm" svg:y2="8.382cm">
          <text:p/>
        </draw:line>
        <draw:line draw:style-name="gr1" draw:text-style-name="P1" draw:layer="layout" svg:x1="10.922cm" svg:y1="5.334cm" svg:x2="14.986cm" svg:y2="8.382cm">
          <text:p/>
        </draw:line>
        <draw:frame draw:style-name="gr3" draw:text-style-name="P1" draw:layer="layout" svg:width="0.85cm" svg:height="0.838cm" svg:x="9.818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.358cm" svg:height="0.838cm" svg:x="14.136cm" svg:y="8.81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6.254cm" svg:height="1.092cm" svg:x="12.954cm" svg:y="5.67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5" draw:text-style-name="P1" draw:layer="layout" svg:width="0.474cm" svg:height="0.542cm" draw:transform="rotate (-0.100356431989674) translate (4.70728036911117cm 11.5832156518989cm)" svg:viewBox="0 0 475 543" svg:d="M0 3l307-3 167 264 1 279">
          <text:p/>
        </draw:path>
        <draw:frame draw:style-name="gr3" draw:text-style-name="P1" draw:layer="layout" svg:width="1.358cm" svg:height="1.092cm" svg:x="5.5cm" svg:y="10.59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9.196cm" svg:height="2.794cm" svg:x="3.556cm" svg:y="14.98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5.168cm" svg:height="1.524cm" svg:x="13.462cm" svg:y="3.55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233cm" svg:height="0.962cm" svg:x="19.15cm" svg:y="2.54cm">
          <draw:text-box>
            <text:p>TBMT</text:p>
          </draw:text-box>
        </draw:frame>
        <draw:frame draw:style-name="gr3" draw:text-style-name="P1" draw:layer="layout" svg:width="3.547cm" svg:height="1.016cm" svg:x="21.844cm" svg:y="3.8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3.302cm" svg:height="1.016cm" svg:x="21.844cm" svg:y="5.71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1.404cm" svg:height="0.962cm" svg:x="11.276cm" svg:y="17.43cm">
          <draw:text-box>
            <text:p>= 0</text:p>
          </draw:text-box>
        </draw:frame>
        <draw:frame draw:style-name="gr7" draw:layer="layout" svg:width="1.404cm" svg:height="0.962cm" svg:x="20.576cm" svg:y="17.43cm">
          <draw:text-box>
            <text:p>= 0</text:p>
          </draw:text-box>
        </draw:frame>
        <draw:path draw:style-name="gr5" draw:text-style-name="P1" draw:layer="layout" svg:width="2.2cm" svg:height="0.806cm" draw:transform="rotate (-0.322885911618951) translate (10.7964472738929cm 16.3905146286308cm)" svg:viewBox="0 0 2201 807" svg:d="M0 796c298-6 690 71 880-177 324-420 492 694 432-116-22-301 545-246 836-308l53-195">
          <text:p/>
        </draw:path>
        <draw:path draw:style-name="gr5" draw:text-style-name="P1" draw:layer="layout" svg:width="2.2cm" svg:height="0.806cm" draw:transform="rotate (-0.322885911618951) translate (20.2964472738929cm 16.3915146286308cm)" svg:viewBox="0 0 2201 807" svg:d="M0 796c298-6 690 71 880-177 324-420 492 694 432-116-22-301 545-246 836-308l53-195">
          <text:p/>
        </draw:path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17T14:21:51.398864279</meta:creation-date>
    <dc:date>2017-07-17T14:42:08.107441106</dc:date>
    <dc:creator>Alex Aksentyev</dc:creator>
    <meta:editing-duration>PT20M16S</meta:editing-duration>
    <meta:editing-cycles>3</meta:editing-cycles>
    <meta:generator>LibreOffice/4.3.3.2$Linux_X86_64 LibreOffice_project/430m0$Build-2</meta:generator>
    <meta:document-statistic meta:object-count="46"/>
  </office:meta>
</office:document-meta>
</file>

<file path=Object 1/content.xml><?xml version="1.0" encoding="utf-8"?>
<math xmlns="http://www.w3.org/1998/Math/MathML" display="block">
  <semantics>
    <mi mathvariant="normal">β</mi>
    <annotation encoding="StarMath 5.0">%beta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|</mo>
          <mrow>
            <mover accent="true">
              <mi mathvariant="normal">Ω</mi>
              <mo stretchy="false">⃗</mo>
            </mover>
          </mrow>
          <mo fence="true" stretchy="false">|</mo>
        </mrow>
        <mo stretchy="false">=</mo>
        <mi mathvariant="normal">α</mi>
      </mrow>
      <mi mathvariant="normal">β</mi>
      <mi>E</mi>
    </mrow>
    <annotation encoding="StarMath 5.0">lline vec %OMEGA rline = %alpha%beta E</annotation>
  </semantics>
</math>
</file>

<file path=Object 2/content.xml><?xml version="1.0" encoding="utf-8"?>
<math xmlns="http://www.w3.org/1998/Math/MathML" display="block">
  <semantics>
    <mrow>
      <mover accent="true">
        <mi mathvariant="normal">β</mi>
        <mo stretchy="false">⃗</mo>
      </mover>
      <mo stretchy="false">×</mo>
      <mover accent="true">
        <mi>E</mi>
        <mo stretchy="false">⃗</mo>
      </mover>
    </mrow>
    <annotation encoding="StarMath 5.0">vec%beta times vec E</annotation>
  </semantics>
</math>
</file>

<file path=Object 3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4/content.xml><?xml version="1.0" encoding="utf-8"?>
<math xmlns="http://www.w3.org/1998/Math/MathML" display="block">
  <semantics>
    <mrow>
      <mover accent="true">
        <mi>S</mi>
        <mo stretchy="false">⃗</mo>
      </mover>
      <mi>'</mi>
    </mrow>
    <annotation encoding="StarMath 5.0">vec S'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|</mo>
          <mrow>
            <mrow>
              <mi>d</mi>
              <mover accent="true">
                <mi>S</mi>
                <mo stretchy="false">⃗</mo>
              </mover>
            </mrow>
          </mrow>
          <mo fence="true" stretchy="false">|</mo>
        </mrow>
        <mo stretchy="false">=</mo>
        <mrow>
          <mo fence="true" stretchy="false">|</mo>
          <mrow>
            <mover accent="true">
              <mi>S</mi>
              <mo stretchy="false">⃗</mo>
            </mover>
          </mrow>
          <mo fence="true" stretchy="false">|</mo>
        </mrow>
      </mrow>
      <mi>d</mi>
      <mrow>
        <mi mathvariant="normal">θ</mi>
        <mo stretchy="false">=</mo>
        <mi mathvariant="normal">α</mi>
      </mrow>
      <mi mathvariant="normal">β</mi>
      <mi>E</mi>
      <mrow>
        <mo fence="true" stretchy="false">(</mo>
        <mrow>
          <mi>z</mi>
        </mrow>
        <mo fence="true" stretchy="false">)</mo>
      </mrow>
      <mi mathvariant="italic">dt</mi>
    </mrow>
    <annotation encoding="StarMath 5.0">lline d vec S rline = lline vec S rline d %theta = %alpha%beta E( z ) dt</annotation>
  </semantics>
</math>
</file>

<file path=Object 6/content.xml><?xml version="1.0" encoding="utf-8"?>
<math xmlns="http://www.w3.org/1998/Math/MathML" display="block">
  <semantics>
    <mrow>
      <mi>d</mi>
      <mi mathvariant="normal">θ</mi>
    </mrow>
    <annotation encoding="StarMath 5.0">d %theta</annotation>
  </semantics>
</math>
</file>

<file path=Object 7/content.xml><?xml version="1.0" encoding="utf-8"?>
<math xmlns="http://www.w3.org/1998/Math/MathML" display="block">
  <semantics>
    <mrow>
      <mfrac>
        <mrow>
          <mi mathvariant="normal">α</mi>
          <mi mathvariant="normal">β</mi>
        </mrow>
        <mi>L</mi>
      </mfrac>
      <mrow>
        <msub>
          <mo stretchy="false">∫</mo>
          <mi>L</mi>
        </msub>
        <mi>E</mi>
      </mrow>
      <mrow>
        <mo fence="true" stretchy="false">(</mo>
        <mrow>
          <mi>z</mi>
        </mrow>
        <mo fence="true" stretchy="false">)</mo>
      </mrow>
      <mrow>
        <mi mathvariant="italic">dz</mi>
        <mo stretchy="false">≡</mo>
        <mi mathvariant="normal">α</mi>
      </mrow>
      <mrow>
        <mrow>
          <mi mathvariant="normal">β</mi>
          <mo stretchy="false">⋅</mo>
          <msub>
            <mrow>
              <mo fence="true" stretchy="false">⟨</mo>
              <mrow>
                <mrow>
                  <mi>E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⟩</mo>
            </mrow>
            <mi>L</mi>
          </msub>
        </mrow>
        <mo stretchy="false">=</mo>
        <mfrac>
          <mrow>
            <mi>c</mi>
            <mi mathvariant="normal">β</mi>
            <mi>S</mi>
          </mrow>
          <mi>L</mi>
        </mfrac>
      </mrow>
      <mrow>
        <msub>
          <mo stretchy="false">∫</mo>
          <mrow>
            <mi mathvariant="normal">Δ</mi>
            <mi mathvariant="normal">θ</mi>
          </mrow>
        </msub>
        <mi>d</mi>
      </mrow>
      <mrow>
        <mi mathvariant="normal">θ</mi>
        <mo stretchy="false">≡</mo>
        <mi>c</mi>
      </mrow>
      <mi mathvariant="normal">β</mi>
      <mrow>
        <mi>S</mi>
        <mo stretchy="false">⋅</mo>
        <msub>
          <mrow>
            <mo fence="true" stretchy="false">⟨</mo>
            <mrow>
              <mrow>
                <mi mathvariant="normal">θ</mi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o fence="true" stretchy="false">⟩</mo>
          </mrow>
          <mi>L</mi>
        </msub>
      </mrow>
    </mrow>
    <annotation encoding="StarMath 5.0">{%alpha%beta} over L int_L E( z ) dz equiv %alpha%beta cdot langle E(z) rangle_L ={c%beta S} over L int_{ %DELTA%theta }d%theta equiv c%beta S cdot langle %theta( z ) rangle_L</annotation>
  </semantics>
</math>
</file>

<file path=Object 8/content.xml><?xml version="1.0" encoding="utf-8"?>
<math xmlns="http://www.w3.org/1998/Math/MathML" display="block">
  <semantics>
    <mrow>
      <mover accent="true">
        <mover accent="true">
          <mi>S</mi>
          <mo stretchy="false">⃗</mo>
        </mover>
        <mo stretchy="false">˙</mo>
      </mover>
      <mo stretchy="false">=</mo>
      <mrow>
        <mi mathvariant="normal">α</mi>
        <mo stretchy="false">⋅</mo>
        <mrow>
          <mo fence="true" stretchy="false">[</mo>
          <mrow>
            <mrow>
              <mover accent="true">
                <mi>S</mi>
                <mo stretchy="false">⃗</mo>
              </mover>
              <mo stretchy="false">×</mo>
              <mrow>
                <mo fence="true" stretchy="false">(</mo>
                <mrow>
                  <mrow>
                    <mover accent="true">
                      <mi mathvariant="normal">β</mi>
                      <mo stretchy="false">⃗</mo>
                    </mover>
                    <mo stretchy="false">×</mo>
                    <mover accent="true">
                      <mi>E</mi>
                      <mo stretchy="false">⃗</mo>
                    </mover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dot{ vec S } = %alpha cdot [ vec S times (vec %beta times vec E) ]</annotation>
  </semantics>
</math>
</file>

<file path=Object 9/content.xml><?xml version="1.0" encoding="utf-8"?>
<math xmlns="http://www.w3.org/1998/Math/MathML" display="block">
  <semantics>
    <mrow>
      <mover accent="true">
        <mi mathvariant="normal">Ω</mi>
        <mo stretchy="false">⃗</mo>
      </mover>
      <mo stretchy="false">=</mo>
      <mrow>
        <mi mathvariant="normal">α</mi>
        <mo stretchy="false">⋅</mo>
        <mrow>
          <mo fence="true" stretchy="false">(</mo>
          <mrow>
            <mrow>
              <mover accent="true">
                <mi mathvariant="normal">β</mi>
                <mo stretchy="false">⃗</mo>
              </mover>
              <mo stretchy="false">×</mo>
              <mover accent="true">
                <mi>E</mi>
                <mo stretchy="false">⃗</mo>
              </mover>
            </mrow>
          </mrow>
          <mo fence="true" stretchy="false">)</mo>
        </mrow>
      </mrow>
    </mrow>
    <annotation encoding="StarMath 5.0">vec%OMEGA = %alpha cdot ( vec%beta times vec E )</annotation>
  </semantics>
</math>
</file>